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Überschrift_20_2">
      <style:text-properties fo:language="pl" fo:country="PL"/>
    </style:style>
    <style:style style:name="P10" style:family="paragraph" style:parent-style-name="Heading" style:master-page-name="MP0">
      <style:paragraph-properties style:page-number="auto" fo:break-before="page"/>
      <style:text-properties fo:language="pl" fo:country="PL"/>
    </style:style>
    <style:style style:name="P11" style:family="paragraph" style:parent-style-name="Text_20_body">
      <style:text-properties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style:style>
    <style:style style:name="T8" style:family="text">
      <style:text-properties style:font-name="Calibri2" fo:language="pl" fo:country="PL"/>
    </style:style>
    <style:style style:name="T9" style:family="text">
      <style:text-properties style:font-name="Calibri2" fo:language="pl" fo:country="PL"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ynastia Sobieskich – tom II, „Pola Chwały”</text:p>
      <text:h text:style-name="P9"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nzeichen"><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nzeichen"><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9"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9">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text:span></text:p>
      <text:p text:style-name="P6"><text:soft-page-break/>Jednak wiedział król i hetman wielki w jednej osobie, że pieniędzy wkrótce zbraknie i że wojnę szybko kończyć trzeba.</text:p>
      <text:p text:style-name="P6"/>
      <text:p text:style-name="P6"/>
      <text:p text:style-name="P6"/>
      <text:p text:style-name="P4">Tymczasem konfederaci na Litwie</text:p>
      <text:p text:style-name="P4">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2"/>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07-28T09:17:35.96</dc:date>
    <meta:editing-cycles>768</meta:editing-cycles>
    <meta:editing-duration>PT9H27M40S</meta:editing-duration>
    <meta:document-statistic meta:table-count="0" meta:image-count="0" meta:object-count="0" meta:page-count="9" meta:paragraph-count="79" meta:word-count="3788" meta:character-count="2556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